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fill-color="#ff6666" draw:textarea-horizontal-align="justify" draw:textarea-vertical-align="middle" draw:auto-grow-height="false" fo:min-height="1.75cm" fo:min-width="4.7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66ccff" draw:textarea-horizontal-align="justify" draw:textarea-vertical-align="middle" draw:auto-grow-height="false" fo:min-height="1.75cm" fo:min-width="4.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6666"/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6666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66ccff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66cc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1.673cm" svg:x="2cm" svg:y="1.9cm">
          <draw:text-box>
            <text:p>Engine developement</text:p>
          </draw:text-box>
        </draw:frame>
        <draw:line draw:style-name="gr2" draw:text-style-name="P2" draw:layer="layout" svg:x1="7cm" svg:y1="1.3cm" svg:x2="7cm" svg:y2="28cm">
          <text:p/>
        </draw:line>
        <draw:custom-shape draw:style-name="gr3" draw:text-style-name="P4" xml:id="id1" draw:id="id1" draw:layer="layout" svg:width="5.2cm" svg:height="2cm" svg:x="1.4cm" svg:y="5cm">
          <text:p text:style-name="P3"><text:span text:style-name="T1">implement ierarchy</text:span></text:p>
          <text:p text:style-name="P3"><text:span text:style-name="T1">of classes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6cm" svg:height="1.673cm" svg:x="7.2cm" svg:y="1.9cm">
          <draw:text-box>
            <text:p>GUI developement</text:p>
          </draw:text-box>
        </draw:frame>
        <draw:line draw:style-name="gr2" draw:text-style-name="P2" draw:layer="layout" svg:x1="13cm" svg:y1="1.3cm" svg:x2="13cm" svg:y2="28cm">
          <text:p/>
        </draw:line>
        <draw:frame draw:style-name="gr5" draw:text-style-name="P1" draw:layer="layout" svg:width="6.9cm" svg:height="1.673cm" svg:x="13.5cm" svg:y="1.9cm">
          <draw:text-box>
            <text:p>Game process developement</text:p>
          </draw:text-box>
        </draw:frame>
        <draw:custom-shape draw:style-name="gr3" draw:text-style-name="P4" xml:id="id2" draw:id="id2" draw:layer="layout" svg:width="5.2cm" svg:height="2cm" svg:x="1.4cm" svg:y="8.2cm">
          <text:p text:style-name="P3"><text:span text:style-name="T1">Implement basic</text:span></text:p>
          <text:p text:style-name="P3"><text:span text:style-name="T1"><text:s/></text:span><text:span text:style-name="T1">physic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4cm" svg:y1="7cm" svg:x2="4cm" svg:y2="8.2cm" draw:start-shape="id1" draw:start-glue-point="2" draw:end-shape="id2" svg:d="M4000 7000v1200" svg:viewBox="0 0 1 1201">
          <text:p/>
        </draw:connector>
        <draw:custom-shape draw:style-name="gr3" draw:text-style-name="P4" xml:id="id3" draw:id="id3" draw:layer="layout" svg:width="5.2cm" svg:height="2cm" svg:x="7.4cm" svg:y="8.2cm">
          <text:p text:style-name="P3"><text:span text:style-name="T1">Draw objects from</text:span></text:p>
          <text:p text:style-name="P3"><text:span text:style-name="T1">Game API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6.6cm" svg:y1="6cm" svg:x2="10cm" svg:y2="8.2cm" draw:start-shape="id1" draw:start-glue-point="1" draw:end-shape="id3" svg:d="M6600 6000h3400v2200" svg:viewBox="0 0 3401 2201">
          <text:p/>
        </draw:connector>
        <draw:custom-shape draw:style-name="gr3" draw:text-style-name="P4" xml:id="id4" draw:id="id4" draw:layer="layout" svg:width="5.2cm" svg:height="2cm" svg:x="7.4cm" svg:y="12cm">
          <text:p text:style-name="P3"><text:span text:style-name="T1">Draw moving</text:span></text:p>
          <text:p text:style-name="P3"><text:span text:style-name="T1">of objects</text:span></text:p>
          <draw:enhanced-geometry svg:viewBox="0 0 21600 21600" draw:type="rectangle" draw:enhanced-path="M 0 0 L 21600 0 21600 21600 0 21600 0 0 Z N"/>
        </draw:custom-shape>
        <draw:connector draw:style-name="gr6" draw:text-style-name="P2" xml:id="id5" draw:id="id5" draw:layer="layout" svg:x1="10cm" svg:y1="10.2cm" svg:x2="10cm" svg:y2="12cm" draw:start-shape="id3" draw:start-glue-point="2" draw:end-shape="id4" svg:d="M10000 10200v1800" svg:viewBox="0 0 1 1801">
          <text:p/>
        </draw:connector>
        <draw:connector draw:style-name="gr6" draw:text-style-name="P2" xml:id="id6" draw:id="id6" draw:layer="layout" svg:x1="4cm" svg:y1="10.2cm" svg:x2="10cm" svg:y2="11.1cm" draw:start-shape="id2" draw:start-glue-point="2" draw:end-shape="id5" draw:end-glue-point="0" svg:d="M4000 10200v900h6000" svg:viewBox="0 0 6001 901">
          <text:p/>
        </draw:connector>
        <draw:custom-shape draw:style-name="gr3" draw:text-style-name="P6" xml:id="id7" draw:id="id7" draw:layer="layout" svg:width="5.2cm" svg:height="2cm" svg:x="1.4cm" svg:y="12cm">
          <text:p text:style-name="P5"><text:span text:style-name="T2">Implement interaction</text:span></text:p>
          <text:p text:style-name="P5"><text:span text:style-name="T2">with player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4cm" svg:y1="11.1cm" svg:x2="4cm" svg:y2="12cm" draw:start-shape="id6" draw:start-glue-point="0" draw:end-shape="id7" draw:end-glue-point="0" svg:d="M4000 11100v900" svg:viewBox="0 0 1 901">
          <text:p/>
        </draw:connector>
        <draw:custom-shape draw:style-name="gr3" draw:text-style-name="P6" xml:id="id8" draw:id="id8" draw:layer="layout" svg:width="5.2cm" svg:height="2cm" svg:x="7.4cm" svg:y="16.3cm">
          <text:p text:style-name="P5"><text:span text:style-name="T2">Implement interaction</text:span></text:p>
          <text:p text:style-name="P5"><text:span text:style-name="T2">with player</text:span></text:p>
          <draw:enhanced-geometry svg:viewBox="0 0 21600 21600" draw:type="rectangle" draw:enhanced-path="M 0 0 L 21600 0 21600 21600 0 21600 0 0 Z N"/>
        </draw:custom-shape>
        <draw:connector draw:style-name="gr6" draw:text-style-name="P2" xml:id="id9" draw:id="id9" draw:layer="layout" svg:x1="10cm" svg:y1="14cm" svg:x2="10cm" svg:y2="16.3cm" draw:start-shape="id4" draw:start-glue-point="2" draw:end-shape="id8" svg:d="M10000 14000v2300" svg:viewBox="0 0 1 2301">
          <text:p/>
        </draw:connector>
        <draw:connector draw:style-name="gr6" draw:text-style-name="P2" xml:id="id13" draw:id="id13" draw:layer="layout" svg:x1="4cm" svg:y1="14cm" svg:x2="10cm" svg:y2="15.15cm" draw:start-shape="id7" draw:start-glue-point="2" draw:end-shape="id9" draw:end-glue-point="0" svg:d="M4000 14000v1150h6000" svg:viewBox="0 0 6001 1151">
          <text:p/>
        </draw:connector>
        <draw:custom-shape draw:style-name="gr7" draw:text-style-name="P7" xml:id="id10" draw:id="id10" draw:layer="layout" svg:width="5.2cm" svg:height="2cm" svg:x="14cm" svg:y="14.5cm">
          <text:p text:style-name="P5"><text:span text:style-name="T2">Implement some</text:span></text:p>
          <text:p text:style-name="P5"><text:span text:style-name="T2">mobs and other</text:span></text:p>
          <text:p text:style-name="P5"><text:span text:style-name="T2"><text:s/></text:span><text:span text:style-name="T2">unit type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2.6cm" svg:y1="13cm" svg:x2="16.6cm" svg:y2="14.5cm" draw:start-shape="id4" draw:start-glue-point="1" draw:end-shape="id10" draw:end-glue-point="0" svg:d="M12600 13000h4000v1500" svg:viewBox="0 0 4001 1501">
          <text:p/>
        </draw:connector>
        <draw:custom-shape draw:style-name="gr7" draw:text-style-name="P7" xml:id="id11" draw:id="id11" draw:layer="layout" svg:width="5.2cm" svg:height="2cm" svg:x="14cm" svg:y="18.7cm">
          <text:p text:style-name="P5"><text:span text:style-name="T2">Implement player</text:span></text:p>
          <text:p text:style-name="P5"><text:span text:style-name="T2"><text:s/></text:span><text:span text:style-name="T2">unit typ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2.6cm" svg:y1="17.3cm" svg:x2="16.6cm" svg:y2="18.7cm" draw:start-shape="id8" draw:start-glue-point="1" draw:end-shape="id11" draw:end-glue-point="0" svg:d="M12600 17300h4000v1400" svg:viewBox="0 0 4001 1401">
          <text:p/>
        </draw:connector>
        <draw:custom-shape draw:style-name="gr7" draw:text-style-name="P9" xml:id="id12" draw:id="id12" draw:layer="layout" svg:width="5.2cm" svg:height="2cm" svg:x="7.4cm" svg:y="19.6cm">
          <text:p text:style-name="P8"><text:span text:style-name="T1">Feature adding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18.3cm" svg:x2="10cm" svg:y2="19.6cm" draw:start-shape="id8" draw:start-glue-point="2" draw:end-shape="id12" draw:end-glue-point="0" svg:d="M10000 18300v1300" svg:viewBox="0 0 1 1301">
          <text:p/>
        </draw:connector>
        <draw:custom-shape draw:style-name="gr7" draw:text-style-name="P9" xml:id="id14" draw:id="id14" draw:layer="layout" svg:width="5.2cm" svg:height="2cm" svg:x="1.4cm" svg:y="19.6cm">
          <text:p text:style-name="P8"><text:span text:style-name="T1">Feature adding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4cm" svg:y1="15.15cm" svg:x2="4cm" svg:y2="19.6cm" draw:start-shape="id13" draw:start-glue-point="0" draw:end-shape="id14" svg:d="M4000 15150v4450" svg:viewBox="0 0 1 4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1T14:39:08.531525257</meta:creation-date>
    <meta:generator>LibreOffice/5.2.5.1$Linux_X86_64 LibreOffice_project/20m0$Build-1</meta:generator>
    <dc:date>2017-04-01T15:00:08.267808837</dc:date>
    <meta:editing-duration>PT9M41S</meta:editing-duration>
    <meta:editing-cycles>1</meta:editing-cycles>
    <meta:document-statistic meta:object-count="26"/>
  </office:meta>
</office:document-meta>
</file>